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258d" officeooo:paragraph-rsid="0010258d"/>
    </style:style>
    <style:style style:name="P2" style:family="paragraph" style:parent-style-name="Standard" style:list-style-name="L2">
      <style:text-properties officeooo:rsid="0010258d" officeooo:paragraph-rsid="0010258d"/>
    </style:style>
    <style:style style:name="P3" style:family="paragraph" style:parent-style-name="Standard" style:list-style-name="L2">
      <style:text-properties officeooo:rsid="0010258d" officeooo:paragraph-rsid="00108041"/>
    </style:style>
    <style:style style:name="P4" style:family="paragraph" style:parent-style-name="Standard" style:list-style-name="L2">
      <style:text-properties officeooo:paragraph-rsid="0010258d"/>
    </style:style>
    <style:style style:name="P5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0258d" officeooo:paragraph-rsid="0010258d" style:font-weight-asian="bold" style:font-weight-complex="bold"/>
    </style:style>
    <style:style style:name="P6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paragraph-rsid="0010258d" style:font-weight-asian="bold" style:font-weight-complex="bold"/>
    </style:style>
    <style:style style:name="P7" style:family="paragraph" style:parent-style-name="Standard">
      <style:text-properties officeooo:rsid="00108041" officeooo:paragraph-rsid="00108041"/>
    </style:style>
    <style:style style:name="P8" style:family="paragraph" style:parent-style-name="Standard">
      <style:text-properties officeooo:rsid="0011a51c" officeooo:paragraph-rsid="0011a51c"/>
    </style:style>
    <style:style style:name="T1" style:family="text">
      <style:text-properties officeooo:rsid="0010258d"/>
    </style:style>
    <style:style style:name="T2" style:family="text">
      <style:text-properties officeooo:rsid="001080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C</text:p>
      <text:p text:style-name="P1"/>
      <text:p text:style-name="P1">Exposer l’origine et le rôle de l’eau dans la formation des roches de la croûte continentale au niveau des zones de subduction</text:p>
      <text:p text:style-name="P1"/>
      <text:p text:style-name="P7">En quoi l’eau est-il impliqué dans la formation des roches de la croûte continentale au niveau des zones de subduction ?</text:p>
      <text:p text:style-name="P1"/>
      <text:list xml:id="list7226628308124808464" text:style-name="L2">
        <text:list-item>
          <text:p text:style-name="P5">Origine de l’eau</text:p>
          <text:list>
            <text:list-item>
              <text:p text:style-name="P4"><text:span text:style-name="T1">Roches de la lithosphère océanique en subduction</text:span></text:p>
            </text:list-item>
            <text:list-item>
              <text:p text:style-name="P2">Changement des conditions Pression/Température</text:p>
              <text:p text:style-name="P2">→ métamorphisme (modification de la composition minéralogique)</text:p>
              <text:list>
                <text:list-item>
                  <text:p text:style-name="P4"><text:span text:style-name="T1">Gabbros → Méta-gabbros faciès schiste vert</text:span></text:p>
                  <text:list>
                    <text:list-item>
                      <text:p text:style-name="P4"><text:span text:style-name="T1">Hydratation des roches</text:span></text:p>
                    </text:list-item>
                  </text:list>
                </text:list-item>
                <text:list-item>
                  <text:p text:style-name="P2">Faciès schiste vert → schiste bleu → éclogite</text:p>
                  <text:list>
                    <text:list-item>
                      <text:p text:style-name="P2">Déshydrat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1">Rôle de l’eau</text:span></text:p>
          <text:list>
            <text:list-item>
              <text:p text:style-name="P2">Déshydratation des roches lithosphériques → hydratation des péridotites</text:p>
              <text:list>
                <text:list-item>
                  <text:p text:style-name="P2">Péridotites sèches → fusion impossible</text:p>
                </text:list-item>
                <text:list-item>
                  <text:p text:style-name="P2">Péridotites hydratées → fusion partielle possible</text:p>
                  <text:list>
                    <text:list-item>
                      <text:p text:style-name="P2"><text:span text:style-name="T2">Eau → altération</text:span> conditions <text:span text:style-name="T2">P</text:span>/<text:span text:style-name="T2">T°</text:span> de la fusion partielle de la péridotite</text:p>
                    </text:list-item>
                  </text:list>
                </text:list-item>
              </text:list>
            </text:list-item>
            <text:list-item>
              <text:p text:style-name="P3">Fusion partielle → Création de nouvelles roches</text:p>
              <text:p text:style-name="P3"><text:s/>= Formation de roches de la croûte continentale</text:p>
            </text:list-item>
          </text:list>
        </text:list-item>
      </text:list>
      <text:p text:style-name="P1"/>
      <text:p text:style-name="P1"/>
      <text:p text:style-name="P1"/>
      <text:p text:style-name="P8">EX1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0:22:51.217000000</meta:creation-date>
    <dc:date>2018-11-30T12:31:25.303000000</dc:date>
    <meta:editing-duration>PT34M20S</meta:editing-duration>
    <meta:editing-cycles>1</meta:editing-cycles>
    <meta:document-statistic meta:table-count="0" meta:image-count="0" meta:object-count="0" meta:page-count="1" meta:paragraph-count="19" meta:word-count="148" meta:character-count="903" meta:non-whitespace-character-count="788"/>
    <meta:generator>LibreOffice/5.1.6.2$Windows_x86 LibreOffice_project/07ac168c60a517dba0f0d7bc7540f5afa45f0909</meta:generator>
  </office:meta>
</office:document-meta>
</file>